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1pt"/>
    </style:style>
    <style:style style:name="co2" style:family="table-column">
      <style:table-column-properties fo:break-before="auto" style:column-width="59.5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12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2" table:default-cell-style-name="ce2"/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HIT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Correct_over_nAnswered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[:;]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[lmnop][lmnop][lmnop]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deedo(do)?)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" table:number-columns-repeated="3"/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([A-Za-z0-9_]+);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a-f](\d+)[a-f]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[\072-\073]+p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*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^0-9A-Za-z]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{\$(\d+\.\d)\}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" table:number-columns-repeated="3"/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(w|x|y|z)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^0-9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eedo(do)?)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z[\0133-\0140]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(a|b|c|d|e|f)3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\0175\0173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{][$](\d+[.]\d)[}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v[A-Za-z0-9_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0-9]+)\.([0-9]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[lmnop][lmnop][lmnop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([A-Za-z0-9_]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v\w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[abcde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([0-9A-Fa-f]{2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^0-9A-Za-z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v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[a-f]3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d([aeiou]{2})z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\0175\0173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q4fab|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q4f)?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(\w+);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[lmnop]{3}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\s]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:|;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(q4f){0,1}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i(a|b|c|d|e|f)3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\D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\.\$+\d+\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[\0133-\0140]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..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v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\d+)\.(\d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\.\$+\d+\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[\x3a-\x3b]+p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d([aeiou]{2})z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(q4f){0,1}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deedo(do)?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\W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(\w+);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[:;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(a|b|c|d|e|f)3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d([aeiou][aeiou])z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+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a-f]([0-9]+)[a-f]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[$][{])\d+(:[^}]+[}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d([aeiou]{2})z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q\w\w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^0-9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q4f){0,1}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[\x3a-\x3b]+p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([A-Za-z0-9_]+);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:|;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[$][{])\d+(:[^}]+[}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a-f](\d+)[a-f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+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i[a-f]3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\t\r\f\n 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i[abcde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yz[_\[\]`\^\\]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([A-Za-z0-9_]+);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[}{]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g1(\d{1,3})%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dee(do){1,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\$\{)\d+(:[^}]+\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R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q4fab|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^0-9]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d([aeiou][aeiou])z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[\072-\073]+p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\..*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[\072\073]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v\w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^0-9A-Za-z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(q4f)?ab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[\0175\01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v\w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yz[\0133-\0140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q\w\w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(q4f){0,1}ab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i[a-f]3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[}{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\W_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\$\{)\d+(:[^}]+\}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(q4f)?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[lmnop]{3}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[\072-\073]+p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\s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%([0-9A-Fa-f]{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[\072\073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deedo(do)?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\$\{)\d+(:[^}]+\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deedo|deedodo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+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i[abcde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deedo(do)?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q\w\w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[\0175\0173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[$][{])\d+(:[^}]+[}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(w|x|y|z)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[\072\0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a-f]([0-9]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q\w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deedo(do)?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d([aeiou]{2})z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(a|b|c|d|e|f)3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\d+)\.(\d+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a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\W_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[\0175\0173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q4fab|ab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{][$](\d+[.]\d)[}]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v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(q4f)?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^0-9A-Za-z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\W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i(a|b|c|d|e|f)3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v[A-Za-z0-9_]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dee(do){1,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\.\$+\d+\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[lmnop]{3}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a-f](\d+)[a-f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a+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(q4f){0,1}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[}{]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^0-9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dee(do){1,2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([A-Za-z0-9_]+);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[\x3a-\x3b]+p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d([aeiou]{2})z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\W_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deedo(do)?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[\0175\01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(q4f){0,1}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d([aeiou]{2})z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{\$(\d+\.\d)\}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q\w\w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[0-9]+)\.([0-9]+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a+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d([aeiou][aeiou])z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([A-Za-z0-9_]+);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{\$(\d+\.\d)\}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[\072\073]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(q4f)?ab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\t\r\f\n ]'</text:p>
          </table:table-cell>
          <table:table-cell office:value-type="float" office:value="0.6666666667" calcext:value-type="float">
            <text:p>0.6666666667</text:p>
          </table:table-cell>
          <table:table-cell table:number-columns-repeated="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yz[\0133-\0140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(q4f){0,1}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(\w+);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[}{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dee(do){1,2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%([0-9A-Fa-f]{2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a-f]([0-9]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yz[_\[\]`\^\\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[$][{])\d+(:[^}]+[}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\{|\}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yz[\0133-\0140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deedo(do)?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\W_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dee(do){1,2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g1([0-9]{1,3})%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\$\{)\d+(:[^}]+\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(q4f){0,1}ab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\W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:|;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[\072-\073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[:;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i(a|b|c|d|e|f)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dee(do){1,2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[$][{])\d+(:[^}]+[}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(q4f)?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[}{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deedo|deedodo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[\072\073]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^0-9A-Za-z]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a-f]([0-9]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[\x3a-\x3b]+p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q4fab|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\.\$+\d+\*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R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^0-9A-Za-z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\d+)\.(\d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\{|\})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deedo(do)?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\{|\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yz[\0133-\0140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q4fab|ab)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\.\$+\d+\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R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[\x3a-\x3b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(q4f)?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[$][{])\d+(:[^}]+[}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a-f]([0-9]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:|;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\W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[lmnop]{3}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\{|\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[:;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i[abcdef]3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yz[_\[\]`\^\\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a[lmnop][lmnop][lmnop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dee(do){1,2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\$\{)\d+(:[^}]+\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a-f](\d+)[a-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deedo(do)?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..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deedo|deedodo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[\x3a-\x3b]+p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g1([0-9]{1,3})%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dee(do){1,2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yz[\x5b-\x5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yz[\x5b-\x5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i[abcde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\s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[\x3a-\x3b]+p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\s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^0-9A-Za-z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d([aeiou][aeiou])z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[\072\0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R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[:;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xg1([0-9]{1,3})%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(\w+);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deedo(do)?)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\{\$(\d+\.\d)\}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([A-Za-z0-9_]+);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[wxyz]5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(:|;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a-f]([0-9]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([\072\0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^0-9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xyz[\0133-\0140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([\0175\0173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deedo(do)?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a[lmnop]{3}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[:;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\$\{)\d+(:[^}]+\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[:;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d([aeiou]{2})z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R*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^0-9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[\072\073]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q4fab|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(w|x|y|z)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[lmnop][lmnop][lmnop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\t\r\f\n ]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\..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([A-Za-z0-9_]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yz[\0133-\0140]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844" calcext:value-type="float">
            <text:p>84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[\072-\073]+p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([A-Za-z0-9_]+);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za+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\W_]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g1([0-9]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\.\$+\d+\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deedo|deedodo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xyz[\0133-\0140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^0-9A-Za-z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deedo(do)?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[0-9]+)\.([0-9]+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uv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^0-9A-Za-z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(q4f)?ab)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\{|\}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%([0-9A-Fa-f]{2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(w|x|y|z)5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\.\$+\d+\*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[\072-\073]+p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893" calcext:value-type="float">
            <text:p>89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g1([0-9]{1,3})%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[}{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\$\{)\d+(:[^}]+\}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(deedo(do)?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[}{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i(a|b|c|d|e|f)3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[lmnop]{3}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[\x3a-\x3b]+p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[$][{])\d+(:[^}]+[}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\D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(\d+)\.(\d+)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yz[\0133-\0140]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R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948" calcext:value-type="float">
            <text:p>94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956" calcext:value-type="float">
            <text:p>95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i(a|b|c|d|e|f)3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[$][{])\d+(:[^}]+[}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q4fab|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([A-Za-z0-9_]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yz[\0133-\0140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[\072\073]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\W_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(\w+);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(w|x|y|z)5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([A-Za-z0-9_]+);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a-f]([0-9]+)[a-f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\.\$+\d+\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a[lmnop]{3}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xyz[\0133-\0140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uv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[:;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[$][{])\d+(:[^}]+[}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((q4f){0,1}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a[lmnop][lmnop][lmnop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[0-9]+)\.([0-9]+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[lmnop][lmnop][lmnop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i[abcdef]3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dee(do){1,2})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\{|\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yz[\x5b-\x5f]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\s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([\0175\01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a-f]([0-9]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([$][{])\d+(:[^}]+[}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\D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([\0175\0173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[\x3a-\x3b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[\072\073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[\072-\073]+p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([0-9A-Fa-f]{2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\$\{)\d+(:[^}]+\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dee(do){1,2}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([}{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%([0-9A-Fa-f]{2}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3">
          <table:table-cell office:value-type="float" office:value="1069" calcext:value-type="float">
            <text:p>106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[0-9]+)\.([0-9]+)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[wxyz]5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[:;])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+'</text:p>
          </table:table-cell>
          <table:table-cell office:value-type="float" office:value="0.6666666667" calcext:value-type="float">
            <text:p>0.6666666667</text:p>
          </table:table-cell>
          <table:table-cell table:number-columns-repeated="22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q\w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xyz[\0133-\0140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[\W_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[0-9]+)\.([0-9]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084" calcext:value-type="float">
            <text:p>108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1091" calcext:value-type="float">
            <text:p>10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a[lmnop][lmnop][lmnop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[0-9]+)\.([0-9]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xyz[_\[\]`\^\\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(q4f)?ab)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{][$](\d+[.]\d)[}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\.+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\s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[:;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(q4f)?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uv\w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a-f](\d+)[a-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((q4f)?ab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\$\{)\d+(:[^}]+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i[a-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^0-9A-Za-z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[\0175\0173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(q4f)?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amp;([A-Za-z0-9_]+);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(q4fab|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\W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[\072-\073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1133" calcext:value-type="float">
            <text:p>113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[lmnop][lmnop][lmnop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([\072\073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3">
          <table:table-cell office:value-type="float" office:value="1137" calcext:value-type="float">
            <text:p>113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+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\.\$+\d+\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(deedo(do)?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143" calcext:value-type="float">
            <text:p>114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a[lmnop][lmnop][lmnop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o[wxyz]5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xyz[\x5b-\x5f]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\{\$(\d+\.\d)\}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deedo|deedodo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[$][{])\d+(:[^}]+[}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([\0175\01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a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xyz[\0133-\0140]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\{|\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[lmnop]{3}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\t\r\f\n 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(\d+)\.(\d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203" calcext:value-type="float">
            <text:p>12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yz[\0133-\0140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([\0175\0173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xyz[\0133-\0140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(deedo|deedodo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([\072\0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\s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1217" calcext:value-type="float">
            <text:p>12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amp;([A-Za-z0-9_]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[}{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R*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\$\{)\d+(:[^}]+\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((q4f){0,1}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(deedo(do)?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([}{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xg1([0-9]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%([0-9A-Fa-f]{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\D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\..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([\0175\0173])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xyz[_\[\]`\^\\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amp;([A-Za-z0-9_]+);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((q4f){0,1}ab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3">
          <table:table-cell office:value-type="float" office:value="1257" calcext:value-type="float">
            <text:p>12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a[lmnop][lmnop][lmnop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\D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{][$](\d+[.]\d)[}]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[:;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((q4f){0,1}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\s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[:;]+p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a-f]([0-9]+)[a-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i[abcde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291" calcext:value-type="float">
            <text:p>129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[\x3a-\x3b]+p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v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za+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((q4f)?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\.\$+\d+\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\W_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([}{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[\D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326" calcext:value-type="float">
            <text:p>13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amp;(\w+);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([:;]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i(a|b|c|d|e|f)3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(dee(do){1,2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\s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amp;(\w+);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([$][{])\d+(:[^}]+[}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\t\r\f\n 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uv\w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(dee(do){1,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\{\$(\d+\.\d)\}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xg1(\d{1,3})%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([:;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q\w\w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([\072\0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((q4f)?ab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^0-9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\..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xyz[\x5b-\x5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\W_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3">
          <table:table-cell office:value-type="float" office:value="1382" calcext:value-type="float">
            <text:p>138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((q4f)?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(\$\{)\d+(:[^}]+\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&amp;(\w+);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^0-9A-Za-z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(\$\{)\d+(:[^}]+\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R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(q4fab|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([$][{])\d+(:[^}]+[}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o(w|x|y|z)5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amp;([A-Za-z0-9_]+);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%([0-9A-Fa-f]{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\..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(q4fab|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3">
          <table:table-cell office:value-type="float" office:value="1432" calcext:value-type="float">
            <text:p>14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xyz[\0133-\0140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[:;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q\w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([0-9]+)\.([0-9]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%([0-9A-Fa-f]{2})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uv\w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[\W_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[w-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a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[^0-9]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[{][$](\d+[.]\d)[}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q\w\w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^0-9A-Za-z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(q4f)?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uv[A-Za-z0-9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a-f](\d+)[a-f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\.\$+\d+\*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xyz[\x5b-\x5f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%([0-9A-Fa-f]{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488" calcext:value-type="float">
            <text:p>148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([\0175\0173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\t\r\f\n 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[}{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515" calcext:value-type="float">
            <text:p>15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xg1(\d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(q4f){0,1}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xyz[\0133-\0140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[\0175\0173])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\.+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i[abcde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530" calcext:value-type="float">
            <text:p>153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\.\$+\d+\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([}{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q4fab|ab)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&amp;d([aeiou]{2})z'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22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[:;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[:;]+p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a-f](\d+)[a-f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(\$\{)\d+(:[^}]+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[wxyz]5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q\w\w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^0-9A-Za-z]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xg1([0-9]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(deedo(do)?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[$][{])\d+(:[^}]+[}])'</text:p>
          </table:table-cell>
          <table:table-cell office:value-type="float" office:value="0.75" calcext:value-type="float">
            <text:p>0.75</text:p>
          </table:table-cell>
          <table:table-cell table:number-columns-repeated="22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%([0-9A-Fa-f]{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[\D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xyz[\x5b-\x5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%([0-9A-Fa-f]{2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579" calcext:value-type="float">
            <text:p>157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((q4f){0,1}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\D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xyz[_\[\]`\^\\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588" calcext:value-type="float">
            <text:p>158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q\w\w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3">
          <table:table-cell office:value-type="float" office:value="1590" calcext:value-type="float">
            <text:p>159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+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(deedo(do)?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\W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(\{|\}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\.\$+\d+\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amp;([A-Za-z0-9_]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[w-z]5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610" calcext:value-type="float">
            <text:p>16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1611" calcext:value-type="float">
            <text:p>16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a[lmnop][lmnop][lmnop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(w|x|y|z)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xyz[\0133-\0140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([:;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q\w\w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(q4fab|ab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(w|x|y|z)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[\072-\073]+p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([\072\073])'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%([0-9A-Fa-f]{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i[abcde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(\$\{)\d+(:[^}]+\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([}{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q\w\w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xg1([0-9]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za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xyz[\0133-\0140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\W_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R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[\072-\073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643" calcext:value-type="float">
            <text:p>164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a[lmnop][lmnop][lmnop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([\0175\0173]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q\w\w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(deedo|deedodo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[.][$]+\d+[*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^0-9A-Za-z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o(w|x|y|z)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amp;d([aeiou]{2}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^0-9]'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((q4f)?ab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xg1([0-9]{1,3})%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v[A-Za-z0-9_]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(\$\{)\d+(:[^}]+\}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\.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([:;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[a-f](\d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663" calcext:value-type="float">
            <text:p>166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\..*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g1(\d{1,3})%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i(a|b|c|d|e|f)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([\0175\0173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q\w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%([0-9A-Fa-f]{2}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za+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%([0-9A-Fa-f]{2})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([\072\073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687" calcext:value-type="float">
            <text:p>168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xyz[\0133-\0140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[wxyz]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zaa*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([\072\073])'</text:p>
          </table:table-cell>
          <table:table-cell office:value-type="float" office:value="0.2" calcext:value-type="float">
            <text:p>0.2</text:p>
          </table:table-cell>
          <table:table-cell table:number-columns-repeated="2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g1(\d{1,3})%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%([0-9a-fA-F][0-9a-fA-F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uv\w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z[\0133-\0140]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amp;([A-Za-z0-9_]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tri[abcde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[\W_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z[_\[\]`\^\\]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(\d+)\.(\d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ri(a|b|c|d|e|f)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[\W_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[.][$]+\d+[*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v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((q4f){0,1}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^0-9]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a[lmnop]{3}'</text:p>
          </table:table-cell>
          <table:table-cell office:value-type="float" office:value="0.6" calcext:value-type="float">
            <text:p>0.6</text:p>
          </table:table-cell>
          <table:table-cell table:number-columns-repeated="22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(\{|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{\$(\d+\.\d)\}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q\w\w'</text:p>
          </table:table-cell>
          <table:table-cell office:value-type="float" office:value="0.5" calcext:value-type="float">
            <text:p>0.5</text:p>
          </table:table-cell>
          <table:table-cell table:number-columns-repeated="2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[\x3a-\x3b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(dee(do){1,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i[a-f]3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a-f]([0-9]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[\0175\0173])'</text:p>
          </table:table-cell>
          <table:table-cell office:value-type="float" office:value="0.4" calcext:value-type="float">
            <text:p>0.4</text:p>
          </table:table-cell>
          <table:table-cell table:number-columns-repeated="22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o[w-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&amp;(\w+);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deedo(do)?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a[lmnop]{3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^0-9A-Za-z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xyz[\0133-\0140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^0-9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amp;(\w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%([0-9a-fA-F][0-9a-fA-F]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(deedo|deedodo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%([0-9A-Fa-f]{2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q4fab|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764" calcext:value-type="float">
            <text:p>176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[\s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[0-9]+)\.([0-9]+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zaa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:|;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([$][{])\d+(:[^}]+[}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[:;]+p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(q4fab|ab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R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([\072\073])'</text:p>
          </table:table-cell>
          <table:table-cell office:value-type="string" calcext:value-type="string">
            <text:p>NA</text:p>
          </table:table-cell>
          <table:table-cell table:number-columns-repeated="22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[wxyz]5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a-f](\d+)[a-f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amp;d([aeiou][aeiou])z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amp;([A-Za-z0-9_]+);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{\$(\d+\.\d)\}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\.+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\W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yz[\x5b-\x5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((q4f)?ab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([0-9]+)\.([0-9]+)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([}{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786" calcext:value-type="float">
            <text:p>178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{][$](\d+[.]\d)[}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3">
          <table:table-cell office:value-type="float" office:value="1788" calcext:value-type="float">
            <text:p>178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q[A-Za-z0-9_][A-Za-z0-9_]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(w|x|y|z)5'</text:p>
          </table:table-cell>
          <table:table-cell office:value-type="float" office:value="0.8" calcext:value-type="float">
            <text:p>0.8</text:p>
          </table:table-cell>
          <table:table-cell table:number-columns-repeated="22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\t\r\f\n 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a-f]([0-9]+)[a-f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yz[_\[\]`\^\\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(\$\{)\d+(:[^}]+\}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(deedo|deedodo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795" calcext:value-type="float">
            <text:p>179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a[lmnop][lmnop][lmnop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i[a-f]3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797" calcext:value-type="float">
            <text:p>179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q[A-Za-z0-9_][A-Za-z0-9_]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..*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([\072\073])'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4:23:26.166706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3:52:36.027628632</meta:creation-date>
    <dc:date>2017-05-01T14:23:52.844075769</dc:date>
    <meta:editing-duration>PT3M55S</meta:editing-duration>
    <meta:editing-cycles>2</meta:editing-cycles>
    <meta:generator>LibreOffice/5.1.6.2$Linux_X86_64 LibreOffice_project/10m0$Build-2</meta:generator>
    <meta:document-statistic meta:table-count="1" meta:cell-count="7204" meta:object-count="0"/>
  </office:meta>
</office:document-meta>
</file>